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E0000025FF483A9FDB57F20F2.png" manifest:media-type="image/png"/>
  <manifest:file-entry manifest:full-path="Pictures/1000020100000780000004409DA71EAAE0A8D4C8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GyreSchola" svg:font-family="TeXGyreSchola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3.494cm, 18.509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0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cm" svg:height="12.061cm" svg:x="0cm" svg:y="9.006cm">
          <draw:image xlink:href="Pictures/1000020100000780000004409DA71EAAE0A8D4C8.png" xlink:type="simple" xlink:show="embed" xlink:actuate="onLoad">
            <text:p/>
          </draw:image>
        </draw:frame>
        <draw:frame draw:style-name="gr2" draw:text-style-name="P1" draw:layer="layout" svg:width="27.999cm" svg:height="15.865cm" svg:x="0.001cm" svg:y="0cm">
          <draw:image xlink:href="Pictures/1000020100000780000004409DA71EAAE0A8D4C8.png" xlink:type="simple" xlink:show="embed" xlink:actuate="onLoad">
            <text:p/>
          </draw:image>
        </draw:frame>
        <draw:frame draw:style-name="gr2" draw:text-style-name="P1" draw:layer="layout" svg:width="15.161cm" svg:height="10.113cm" svg:x="0.239cm" svg:y="10.734cm">
          <draw:image xlink:href="Pictures/100002010000038E0000025FF483A9FDB57F20F2.png" xlink:type="simple" xlink:show="embed" xlink:actuate="onLoad">
            <text:p/>
          </draw:image>
        </draw:frame>
        <draw:frame draw:style-name="gr3" draw:text-style-name="P2" draw:layer="layout" svg:width="19.4cm" svg:height="4.179cm" svg:x="8.6cm" svg:y="0.189cm">
          <draw:text-box>
            <text:p>Satellites y drone, ciencia y sus aplicaciones</text:p>
          </draw:text-box>
        </draw:frame>
        <draw:frame draw:style-name="gr4" draw:text-style-name="P2" draw:layer="layout" svg:width="13cm" svg:height="4.179cm" svg:x="15cm" svg:y="16.8cm">
          <draw:text-box>
            <text:p>Tomás Opazo<text:line-break/>Ing. Aeroespacial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GyreSchola" svg:font-family="TeXGyreSchola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font-variant="normal" fo:text-transform="none" fo:color="#ffffff" style:text-outline="false" style:text-line-through-style="none" style:text-line-through-type="none" style:font-name="TeXGyreSchola" fo:font-family="TeXGyreSchola" style:font-style-name="Bold" style:font-pitch="variable" fo:font-size="36pt" fo:font-style="normal" fo:text-shadow="none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2" draw:fill-hatch-name="Hatching_20_1" draw:fill-image-name="Bitmap_20_1" draw:opacity="0%" draw:shadow-opacity="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8T19:57:46.564859310</meta:creation-date>
    <dc:date>2020-11-08T20:50:42.304675653</dc:date>
    <meta:editing-duration>PT11M55S</meta:editing-duration>
    <meta:editing-cycles>5</meta:editing-cycles>
    <meta:generator>LibreOffice/5.1.6.2$Linux_X86_64 LibreOffice_project/10m0$Build-2</meta:generator>
    <meta:document-statistic meta:object-count="28"/>
  </office:meta>
</office:document-meta>
</file>